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783FE0080663508D91.png" manifest:media-type="image/png"/>
  <manifest:file-entry manifest:full-path="Pictures/100002010000008F0000009056746ED0D7B74290.png" manifest:media-type="image/png"/>
  <manifest:file-entry manifest:full-path="Pictures/10000201000000A2000000A2457A3A0E9CF89C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7cm" fo:min-width="6.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3.75cm" fo:min-width="27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margin-left="0cm" fo:margin-right="0cm" fo:text-align="center" fo:text-indent="0cm"/>
    </style:style>
  </office:automatic-styles>
  <office:body>
    <office:drawing>
      <draw:page draw:name="page1" draw:style-name="dp1" draw:master-page-name="Padrão">
        <draw:frame draw:style-name="gr1" draw:text-style-name="P1" draw:layer="layout" svg:width="23.965cm" svg:height="23.965cm" svg:x="8.535cm" svg:y="3cm">
          <draw:image xlink:href="Pictures/10000201000000A2000000A2457A3A0E9CF89CE8.png" xlink:type="simple" xlink:show="embed" xlink:actuate="onLoad" draw:mime-type="image/png">
            <text:p/>
          </draw:image>
        </draw:frame>
        <draw:custom-shape draw:style-name="gr2" draw:text-style-name="P2" draw:layer="layout" svg:width="7.25cm" svg:height="27.25cm" svg:x="1.7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25cm" svg:height="27.25cm" svg:x="31.7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6.5cm" svg:y="2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.5cm" svg:height="4cm" svg:x="7cm" svg:y="0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9.977cm" svg:height="30.783cm" svg:x="-0.056cm" svg:y="0.017cm">
          <draw:image xlink:href="Pictures/10000201000000C8000000783FE0080663508D91.png" xlink:type="simple" xlink:show="embed" xlink:actuate="onLoad" draw:mime-type="image/png">
            <text:p/>
          </draw:image>
        </draw:frame>
        <draw:frame draw:style-name="gr1" draw:text-style-name="P1" draw:layer="layout" svg:width="17.25cm" svg:height="22.25cm" svg:x="11.25cm" svg:y="4.25cm">
          <draw:image xlink:href="Pictures/100002010000008F0000009056746ED0D7B7429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05cm" fo:margin-bottom="0cm" fo:margin-left="0.04cm" fo:margin-right="0.018cm" fo:page-width="40cm" fo:page-height="3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6T22:12:12.471916638</meta:creation-date>
    <dc:date>2021-07-06T22:47:05.627003503</dc:date>
    <meta:editing-duration>PT34M52S</meta:editing-duration>
    <meta:editing-cycles>15</meta:editing-cycles>
    <meta:generator>LibreOffice/7.0.6.2$Linux_X86_64 LibreOffice_project/00$Build-2</meta:generator>
    <meta:document-statistic meta:object-count="7"/>
  </office:meta>
</office:document-meta>
</file>